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437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0.7217in"/>
    </style:style>
    <style:style style:name="co7" style:family="table-column">
      <style:table-column-properties fo:break-before="auto" style:column-width="0.7102in"/>
    </style:style>
    <style:style style:name="co8" style:family="table-column">
      <style:table-column-properties fo:break-before="auto" style:column-width="0.7429in"/>
    </style:style>
    <style:style style:name="co9" style:family="table-column">
      <style:table-column-properties fo:break-before="auto" style:column-width="0.7862in"/>
    </style:style>
    <style:style style:name="co10" style:family="table-column">
      <style:table-column-properties fo:break-before="auto" style:column-width="0.753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color="#dd4814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dd4814"/>
      <style:text-properties fo:color="#000000"/>
    </style:style>
    <style:style style:name="ce4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7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number-columns-repeated="2" table:default-cell-style-name="ce4"/>
        <table:table-column table:style-name="co2" table:number-columns-repeated="3" table:default-cell-style-name="Default"/>
        <table:table-column table:style-name="co2" table:number-columns-repeated="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4" table:number-columns-repeated="2" table:default-cell-style-name="Default"/>
        <table:table-column table:style-name="co6" table:default-cell-style-name="ce4"/>
        <table:table-column table:style-name="co7" table:number-columns-repeated="2" table:default-cell-style-name="Default"/>
        <table:table-column table:style-name="co4" table:default-cell-style-name="Default"/>
        <table:table-column table:style-name="co8" table:default-cell-style-name="ce4"/>
        <table:table-column table:style-name="co7" table:default-cell-style-name="Default"/>
        <table:table-column table:style-name="co9" table:default-cell-style-name="Default"/>
        <table:table-column table:style-name="co8" table:default-cell-style-name="Default"/>
        <table:table-column table:style-name="co8" table:default-cell-style-name="ce4"/>
        <table:table-column table:style-name="co10" table:default-cell-style-name="ce4"/>
        <table:table-column table:style-name="co8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pecies</text:p>
          </table:table-cell>
          <table:table-cell table:style-name="ce3" office:value-type="string" calcext:value-type="string">
            <text:p>MGG_00680T0</text:p>
          </table:table-cell>
          <table:table-cell table:style-name="ce3" office:value-type="string" calcext:value-type="string">
            <text:p>MGG_00739T0</text:p>
          </table:table-cell>
          <table:table-cell table:style-name="ce3" office:value-type="string" calcext:value-type="string">
            <text:p>MGG_01676T0</text:p>
          </table:table-cell>
          <table:table-cell table:style-name="ce3" office:value-type="string" calcext:value-type="string">
            <text:p>MGG_01804T0</text:p>
          </table:table-cell>
          <table:table-cell table:style-name="ce3" office:value-type="string" calcext:value-type="string">
            <text:p>MGG_02741T0</text:p>
          </table:table-cell>
          <table:table-cell table:style-name="ce3" office:value-type="string" calcext:value-type="string">
            <text:p>MGG_03265T0</text:p>
          </table:table-cell>
          <table:table-cell table:style-name="ce3" office:value-type="string" calcext:value-type="string">
            <text:p>MGG_03704T0</text:p>
          </table:table-cell>
          <table:table-cell table:style-name="ce3" office:value-type="string" calcext:value-type="string">
            <text:p>MGG_05325T0</text:p>
          </table:table-cell>
          <table:table-cell table:style-name="ce3" office:value-type="string" calcext:value-type="string">
            <text:p>MGG_06313T0</text:p>
          </table:table-cell>
          <table:table-cell table:style-name="ce3" office:value-type="string" calcext:value-type="string">
            <text:p>MGG_06570T0</text:p>
          </table:table-cell>
          <table:table-cell table:style-name="ce3" office:value-type="string" calcext:value-type="string">
            <text:p>MGG_06881T0</text:p>
          </table:table-cell>
          <table:table-cell table:style-name="ce3" office:value-type="string" calcext:value-type="string">
            <text:p>MGG_07252T0</text:p>
          </table:table-cell>
          <table:table-cell table:style-name="ce3" office:value-type="string" calcext:value-type="string">
            <text:p>MGG_08573T0</text:p>
          </table:table-cell>
          <table:table-cell table:style-name="ce3" office:value-type="string" calcext:value-type="string">
            <text:p>MGG_08804T0</text:p>
          </table:table-cell>
          <table:table-cell table:style-name="ce3" office:value-type="string" calcext:value-type="string">
            <text:p>MGG_08829T0</text:p>
          </table:table-cell>
          <table:table-cell table:style-name="ce3" office:value-type="string" calcext:value-type="string">
            <text:p>MGG_09505T0</text:p>
          </table:table-cell>
          <table:table-cell table:style-name="ce3" office:value-type="string" calcext:value-type="string">
            <text:p>MGG_09536T0</text:p>
          </table:table-cell>
          <table:table-cell table:style-name="ce3" office:value-type="string" calcext:value-type="string">
            <text:p>MGG_09885T0</text:p>
          </table:table-cell>
          <table:table-cell table:style-name="ce3" office:value-type="string" calcext:value-type="string">
            <text:p>MGG_10195T0</text:p>
          </table:table-cell>
          <table:table-cell table:style-name="ce3" office:value-type="string" calcext:value-type="string">
            <text:p>MGG_10820T0</text:p>
          </table:table-cell>
          <table:table-cell table:style-name="ce3" office:value-type="string" calcext:value-type="string">
            <text:p>MGG_14293T0</text:p>
          </table:table-cell>
          <table:table-cell table:style-name="ce3" office:value-type="string" calcext:value-type="string">
            <text:p>YAL043C</text:p>
          </table:table-cell>
          <table:table-cell table:style-name="ce3" office:value-type="string" calcext:value-type="string">
            <text:p>YDR195W</text:p>
          </table:table-cell>
          <table:table-cell table:style-name="ce3" office:value-type="string" calcext:value-type="string">
            <text:p>YDR228C</text:p>
          </table:table-cell>
          <table:table-cell table:style-name="ce3" office:value-type="string" calcext:value-type="string">
            <text:p>YDR301W</text:p>
          </table:table-cell>
          <table:table-cell table:style-name="ce3" office:value-type="string" calcext:value-type="string">
            <text:p>YER133W</text:p>
          </table:table-cell>
          <table:table-cell table:style-name="ce3" office:value-type="string" calcext:value-type="string">
            <text:p>YGL044C</text:p>
          </table:table-cell>
          <table:table-cell table:style-name="ce3" office:value-type="string" calcext:value-type="string">
            <text:p>YJR093C</text:p>
          </table:table-cell>
          <table:table-cell table:style-name="ce3" office:value-type="string" calcext:value-type="string">
            <text:p>YKL059C</text:p>
          </table:table-cell>
          <table:table-cell table:style-name="ce3" office:value-type="string" calcext:value-type="string">
            <text:p>YKR002W</text:p>
          </table:table-cell>
          <table:table-cell table:style-name="ce3" office:value-type="string" calcext:value-type="string">
            <text:p>YLR115W</text:p>
          </table:table-cell>
          <table:table-cell table:style-name="ce3" office:value-type="string" calcext:value-type="string">
            <text:p>YLR277C</text:p>
          </table:table-cell>
          <table:table-cell table:style-name="ce3" office:value-type="string" calcext:value-type="string">
            <text:p>YMR061W</text:p>
          </table:table-cell>
          <table:table-cell table:style-name="ce3" office:value-type="string" calcext:value-type="string">
            <text:p>YNL222W</text:p>
          </table:table-cell>
          <table:table-cell table:style-name="ce3" office:value-type="string" calcext:value-type="string">
            <text:p>YNL317W</text:p>
          </table:table-cell>
          <table:table-cell table:style-name="ce3" office:value-type="string" calcext:value-type="string">
            <text:p>YOL123W</text:p>
          </table:table-cell>
          <table:table-cell table:style-name="ce3" office:value-type="string" calcext:value-type="string">
            <text:p>YOR250C</text:p>
          </table:table-cell>
          <table:table-cell table:style-name="ce3" office:value-type="string" calcext:value-type="string">
            <text:p>YPR107C</text:p>
          </table:table-cell>
        </table:table-row>
        <table:table-row table:style-name="ro1">
          <table:table-cell office:value-type="string" calcext:value-type="string">
            <text:p>Ashbya_gossypii</text:p>
          </table:table-cell>
          <table:table-cell office:value-type="string" calcext:value-type="string">
            <text:p>NO</text:p>
          </table:table-cell>
          <table:table-cell table:style-name="ce4" office:value-type="float" office:value="1E-019" calcext:value-type="float">
            <text:p>1.00E-019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.00000000001" calcext:value-type="float">
            <text:p>1.00E-011</text:p>
          </table:table-cell>
          <table:table-cell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000005" calcext:value-type="float">
            <text:p>5.00E-011</text:p>
          </table:table-cell>
          <table:table-cell table:style-name="ce4" office:value-type="float" office:value="0.00000000004" calcext:value-type="float">
            <text:p>4.00E-011</text:p>
          </table:table-cell>
          <table:table-cell table:style-name="ce4" office:value-type="float" office:value="2E-015" calcext:value-type="float">
            <text:p>2.00E-015</text:p>
          </table:table-cell>
          <table:table-cell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0000005" calcext:value-type="float">
            <text:p>5.00E-012</text:p>
          </table:table-cell>
          <table:table-cell office:value-type="string" calcext:value-type="string">
            <text:p>NO</text:p>
          </table:table-cell>
          <table:table-cell office:value-type="float" office:value="0.00000000005" calcext:value-type="float">
            <text:p>5.00E-011</text:p>
          </table:table-cell>
          <table:table-cell table:number-columns-repeated="5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07" calcext:value-type="float">
            <text:p>7.00E-011</text:p>
          </table:table-cell>
          <table:table-cell office:value-type="float" office:value="0.0000000001" calcext:value-type="float">
            <text:p>1.00E-010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spergillus_flavus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0.00000000006" calcext:value-type="float">
            <text:p>6.00E-011</text:p>
          </table:table-cell>
          <table:table-cell table:style-name="ce4" office:value-type="float" office:value="0.0000000000001" calcext:value-type="float">
            <text:p>1.00E-013</text:p>
          </table:table-cell>
          <table:table-cell office:value-type="float" office:value="0.000000000003" calcext:value-type="float">
            <text:p>3.00E-012</text:p>
          </table:table-cell>
          <table:table-cell office:value-type="float" office:value="0.00000000002" calcext:value-type="float">
            <text:p>2.00E-011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E-020" calcext:value-type="float">
            <text:p>1.00E-020</text:p>
          </table:table-cell>
          <table:table-cell office:value-type="float" office:value="0.00000000001" calcext:value-type="float">
            <text:p>1.00E-011</text:p>
          </table:table-cell>
          <table:table-cell table:style-name="ce4" office:value-type="float" office:value="2E-019" calcext:value-type="float">
            <text:p>2.00E-019</text:p>
          </table:table-cell>
          <table:table-cell office:value-type="float" office:value="0.00000000001" calcext:value-type="float">
            <text:p>1.00E-011</text:p>
          </table:table-cell>
          <table:table-cell table:number-columns-repeated="5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style-name="ce4" office:value-type="float" office:value="1E-018" calcext:value-type="float">
            <text:p>1.00E-018</text:p>
          </table:table-cell>
          <table:table-cell office:value-type="string" calcext:value-type="string">
            <text:p>NO</text:p>
          </table:table-cell>
          <table:table-cell office:value-type="float" office:value="8E-016" calcext:value-type="float">
            <text:p>8.00E-016</text:p>
          </table:table-cell>
          <table:table-cell office:value-type="string" calcext:value-type="string">
            <text:p>NO</text:p>
          </table:table-cell>
          <table:table-cell table:style-name="ce4" office:value-type="float" office:value="2E-016" calcext:value-type="float">
            <text:p>2.00E-016</text:p>
          </table:table-cell>
          <table:table-cell office:value-type="string" calcext:value-type="string">
            <text:p>NO</text:p>
          </table:table-cell>
          <table:table-cell office:value-type="float" office:value="0.000000000003" calcext:value-type="float">
            <text:p>3.00E-01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0.0000000001" calcext:value-type="float">
            <text:p>1.00E-010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spergillus_fumigatus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office:value-type="float" office:value="0.000000000001" calcext:value-type="float">
            <text:p>1.00E-012</text:p>
          </table:table-cell>
          <table:table-cell office:value-type="float" office:value="0.0000000001" calcext:value-type="float">
            <text:p>1.00E-01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E-020" calcext:value-type="float">
            <text:p>1.00E-020</text:p>
          </table:table-cell>
          <table:table-cell office:value-type="float" office:value="0.000000000003" calcext:value-type="float">
            <text:p>3.00E-012</text:p>
          </table:table-cell>
          <table:table-cell table:style-name="ce4" office:value-type="float" office:value="0.00000000004" calcext:value-type="float">
            <text:p>4.00E-011</text:p>
          </table:table-cell>
          <table:table-cell office:value-type="float" office:value="0.000000000004" calcext:value-type="float">
            <text:p>4.00E-012</text:p>
          </table:table-cell>
          <table:table-cell table:number-columns-repeated="5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E-015" calcext:value-type="float">
            <text:p>4.00E-015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0007" calcext:value-type="float">
            <text:p>7.00E-013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07" calcext:value-type="float">
            <text:p>7.00E-011</text:p>
          </table:table-cell>
          <table:table-cell office:value-type="float" office:value="0.0000000001" calcext:value-type="float">
            <text:p>1.00E-010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spergillus_nidulans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0.00000000007" calcext:value-type="float">
            <text:p>7.00E-011</text:p>
          </table:table-cell>
          <table:table-cell office:value-type="string" calcext:value-type="string">
            <text:p>NO</text:p>
          </table:table-cell>
          <table:table-cell office:value-type="float" office:value="0.0000000000002" calcext:value-type="float">
            <text:p>2.00E-013</text:p>
          </table:table-cell>
          <table:table-cell office:value-type="float" office:value="0.00000000003" calcext:value-type="float">
            <text:p>3.00E-011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E-020" calcext:value-type="float">
            <text:p>1.00E-020</text:p>
          </table:table-cell>
          <table:table-cell office:value-type="float" office:value="0.00000000002" calcext:value-type="float">
            <text:p>2.00E-011</text:p>
          </table:table-cell>
          <table:table-cell office:value-type="string" calcext:value-type="string">
            <text:p>NO</text:p>
          </table:table-cell>
          <table:table-cell office:value-type="float" office:value="0.00000000004" calcext:value-type="float">
            <text:p>4.00E-011</text:p>
          </table:table-cell>
          <table:table-cell table:number-columns-repeated="5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E-015" calcext:value-type="float">
            <text:p>4.00E-015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000008" calcext:value-type="float">
            <text:p>8.00E-01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spergillus_niger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table:style-name="ce4" office:value-type="float" office:value="0.000000000002" calcext:value-type="float">
            <text:p>2.00E-012</text:p>
          </table:table-cell>
          <table:table-cell office:value-type="float" office:value="0.000000000007" calcext:value-type="float">
            <text:p>7.00E-012</text:p>
          </table:table-cell>
          <table:table-cell office:value-type="float" office:value="0.00000000002" calcext:value-type="float">
            <text:p>2.00E-011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09" calcext:value-type="float">
            <text:p>9.00E-011</text:p>
          </table:table-cell>
          <table:table-cell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4E-019" calcext:value-type="float">
            <text:p>4.00E-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E-020" calcext:value-type="float">
            <text:p>3.00E-020</text:p>
          </table:table-cell>
          <table:table-cell table:number-columns-repeated="3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style-name="ce4" office:value-type="float" office:value="0.0000000000004" calcext:value-type="float">
            <text:p>4.00E-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05" calcext:value-type="float">
            <text:p>5.00E-011</text:p>
          </table:table-cell>
          <table:table-cell office:value-type="float" office:value="0.00000000002" calcext:value-type="float">
            <text:p>2.00E-01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spergillus_terreus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1E-020" calcext:value-type="float">
            <text:p>1.00E-020</text:p>
          </table:table-cell>
          <table:table-cell table:style-name="ce4" office:value-type="float" office:value="0.00000000000005" calcext:value-type="float">
            <text:p>5.00E-014</text:p>
          </table:table-cell>
          <table:table-cell office:value-type="float" office:value="0.000000000002" calcext:value-type="float">
            <text:p>2.00E-012</text:p>
          </table:table-cell>
          <table:table-cell office:value-type="float" office:value="0.0000000001" calcext:value-type="float">
            <text:p>1.00E-01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000003" calcext:value-type="float">
            <text:p>3.00E-011</text:p>
          </table:table-cell>
          <table:table-cell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table:style-name="ce4" office:value-type="float" office:value="1E-019" calcext:value-type="float">
            <text:p>1.00E-019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5E-020" calcext:value-type="float">
            <text:p>5.00E-020</text:p>
          </table:table-cell>
          <table:table-cell office:value-type="string" calcext:value-type="string">
            <text:p>NO</text:p>
          </table:table-cell>
          <table:table-cell table:style-name="ce4" office:value-type="float" office:value="6E-020" calcext:value-type="float">
            <text:p>6.00E-020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3E-017" calcext:value-type="float">
            <text:p>3.00E-017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04" calcext:value-type="float">
            <text:p>4.00E-011</text:p>
          </table:table-cell>
          <table:table-cell office:value-type="float" office:value="0.000000000003" calcext:value-type="float">
            <text:p>3.00E-01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umeria_graminis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0.000000000008" calcext:value-type="float">
            <text:p>8.00E-012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008" calcext:value-type="float">
            <text:p>8.00E-012</text:p>
          </table:table-cell>
          <table:table-cell office:value-type="string" calcext:value-type="string">
            <text:p>NO</text:p>
          </table:table-cell>
          <table:table-cell office:value-type="float" office:value="0.000000000002" calcext:value-type="float">
            <text:p>2.00E-012</text:p>
          </table:table-cell>
          <table:table-cell office:value-type="float" office:value="0.00000000007" calcext:value-type="float">
            <text:p>7.00E-011</text:p>
          </table:table-cell>
          <table:table-cell table:style-name="ce4" office:value-type="float" office:value="0.00000000006" calcext:value-type="float">
            <text:p>6.00E-01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.00000000008" calcext:value-type="float">
            <text:p>8.00E-011</text:p>
          </table:table-cell>
          <table:table-cell office:value-type="string" calcext:value-type="string">
            <text:p>NO</text:p>
          </table:table-cell>
          <table:table-cell office:value-type="float" office:value="0.000000000002" calcext:value-type="float">
            <text:p>2.00E-012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.00000000000003" calcext:value-type="float">
            <text:p>3.00E-014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style-name="ce4" office:value-type="float" office:value="0.00000000002" calcext:value-type="float">
            <text:p>2.00E-011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09" calcext:value-type="float">
            <text:p>9.00E-011</text:p>
          </table:table-cell>
          <table:table-cell office:value-type="float" office:value="0.00000000007" calcext:value-type="float">
            <text:p>7.00E-01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otryotinia_fuckeliana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1E-016" calcext:value-type="float">
            <text:p>1.00E-016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office:value-type="float" office:value="0.000000000007" calcext:value-type="float">
            <text:p>7.00E-012</text:p>
          </table:table-cell>
          <table:table-cell office:value-type="float" office:value="0.00000000000003" calcext:value-type="float">
            <text:p>3.00E-014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E-020" calcext:value-type="float">
            <text:p>1.00E-020</text:p>
          </table:table-cell>
          <table:table-cell office:value-type="float" office:value="0.00000000004" calcext:value-type="float">
            <text:p>4.00E-011</text:p>
          </table:table-cell>
          <table:table-cell office:value-type="string" calcext:value-type="string">
            <text:p>NO</text:p>
          </table:table-cell>
          <table:table-cell office:value-type="float" office:value="0.00000000008" calcext:value-type="float">
            <text:p>8.00E-011</text:p>
          </table:table-cell>
          <table:table-cell table:style-name="ce4" office:value-type="float" office:value="5E-020" calcext:value-type="float">
            <text:p>5.00E-020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0.0000000000002" calcext:value-type="float">
            <text:p>2.00E-013</text:p>
          </table:table-cell>
          <table:table-cell office:value-type="string" calcext:value-type="string">
            <text:p>NO</text:p>
          </table:table-cell>
          <table:table-cell office:value-type="float" office:value="4E-015" calcext:value-type="float">
            <text:p>4.00E-015</text:p>
          </table:table-cell>
          <table:table-cell office:value-type="string" calcext:value-type="string">
            <text:p>NO</text:p>
          </table:table-cell>
          <table:table-cell table:style-name="ce4" office:value-type="float" office:value="3E-020" calcext:value-type="float">
            <text:p>3.00E-020</text:p>
          </table:table-cell>
          <table:table-cell table:style-name="Default" office:value-type="string" calcext:value-type="string">
            <text:p>NO</text:p>
          </table:table-cell>
          <table:table-cell table:style-name="ce4" office:value-type="float" office:value="0.0000000000001" calcext:value-type="float">
            <text:p>1.00E-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05" calcext:value-type="float">
            <text:p>5.00E-011</text:p>
          </table:table-cell>
          <table:table-cell table:style-name="ce4" office:value-type="float" office:value="0.000000000003" calcext:value-type="float">
            <text:p>3.00E-012</text:p>
          </table:table-cell>
          <table:table-cell table:style-name="ce4" office:value-type="float" office:value="7E-018" calcext:value-type="float">
            <text:p>7.00E-018</text:p>
          </table:table-cell>
          <table:table-cell office:value-type="string" calcext:value-type="string">
            <text:p>NO</text:p>
          </table:table-cell>
          <table:table-cell office:value-type="float" office:value="0.00000000007" calcext:value-type="float">
            <text:p>7.00E-011</text:p>
          </table:table-cell>
          <table:table-cell office:value-type="float" office:value="0.00000000004" calcext:value-type="float">
            <text:p>4.00E-01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aeumannomyces_graminis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0.00000000001" calcext:value-type="float">
            <text:p>1.00E-011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03" calcext:value-type="float">
            <text:p>3.00E-011</text:p>
          </table:table-cell>
          <table:table-cell office:value-type="string" calcext:value-type="string">
            <text:p>NO</text:p>
          </table:table-cell>
          <table:table-cell office:value-type="float" office:value="0.00000000004" calcext:value-type="float">
            <text:p>4.00E-011</text:p>
          </table:table-cell>
          <table:table-cell office:value-type="float" office:value="0.000000000004" calcext:value-type="float">
            <text:p>4.00E-01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0.00000000007" calcext:value-type="float">
            <text:p>7.00E-011</text:p>
          </table:table-cell>
          <table:table-cell office:value-type="string" calcext:value-type="string">
            <text:p>NO</text:p>
          </table:table-cell>
          <table:table-cell office:value-type="float" office:value="0.00000000003" calcext:value-type="float">
            <text:p>3.00E-011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0.000000000006" calcext:value-type="float">
            <text:p>6.00E-012</text:p>
          </table:table-cell>
          <table:table-cell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01" calcext:value-type="float">
            <text:p>1.00E-011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2E-017" calcext:value-type="float">
            <text:p>2.00E-017</text:p>
          </table:table-cell>
          <table:table-cell office:value-type="float" office:value="0.00000000003" calcext:value-type="float">
            <text:p>3.00E-011</text:p>
          </table:table-cell>
          <table:table-cell table:style-name="ce4" office:value-type="float" office:value="0.00000000005" calcext:value-type="float">
            <text:p>5.00E-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05" calcext:value-type="float">
            <text:p>5.00E-011</text:p>
          </table:table-cell>
          <table:table-cell office:value-type="float" office:value="0.000000000002" calcext:value-type="float">
            <text:p>2.00E-01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ibberella_moniliformis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0.0000000000006" calcext:value-type="float">
            <text:p>6.00E-013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04" calcext:value-type="float">
            <text:p>4.00E-011</text:p>
          </table:table-cell>
          <table:table-cell office:value-type="string" calcext:value-type="string">
            <text:p>NO</text:p>
          </table:table-cell>
          <table:table-cell office:value-type="float" office:value="0.000000000001" calcext:value-type="float">
            <text:p>1.00E-012</text:p>
          </table:table-cell>
          <table:table-cell office:value-type="float" office:value="0.0000000001" calcext:value-type="float">
            <text:p>1.00E-01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000009" calcext:value-type="float">
            <text:p>9.00E-011</text:p>
          </table:table-cell>
          <table:table-cell table:style-name="ce4" office:value-type="float" office:value="0.00000000009" calcext:value-type="float">
            <text:p>9.00E-011</text:p>
          </table:table-cell>
          <table:table-cell office:value-type="float" office:value="0.00000000008" calcext:value-type="float">
            <text:p>8.00E-011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2E-018" calcext:value-type="float">
            <text:p>2.00E-018</text:p>
          </table:table-cell>
          <table:table-cell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table:style-name="ce4" office:value-type="float" office:value="0.00000000004" calcext:value-type="float">
            <text:p>4.00E-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04" calcext:value-type="float">
            <text:p>4.00E-011</text:p>
          </table:table-cell>
          <table:table-cell office:value-type="float" office:value="0.00000000003" calcext:value-type="float">
            <text:p>3.00E-01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ibberella_zeae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0.000000000004" calcext:value-type="float">
            <text:p>4.00E-012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04" calcext:value-type="float">
            <text:p>4.00E-011</text:p>
          </table:table-cell>
          <table:table-cell office:value-type="string" calcext:value-type="string">
            <text:p>NO</text:p>
          </table:table-cell>
          <table:table-cell office:value-type="float" office:value="0.0000000000001" calcext:value-type="float">
            <text:p>1.00E-013</text:p>
          </table:table-cell>
          <table:table-cell office:value-type="float" office:value="0.000000000008" calcext:value-type="float">
            <text:p>8.00E-012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0000005" calcext:value-type="float">
            <text:p>5.00E-012</text:p>
          </table:table-cell>
          <table:table-cell office:value-type="string" calcext:value-type="string">
            <text:p>NO</text:p>
          </table:table-cell>
          <table:table-cell office:value-type="float" office:value="0.00000000002" calcext:value-type="float">
            <text:p>2.00E-011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3E-016" calcext:value-type="float">
            <text:p>3.00E-016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style-name="ce4" office:value-type="float" office:value="0.00000000001" calcext:value-type="float">
            <text:p>1.00E-011</text:p>
          </table:table-cell>
          <table:table-cell office:value-type="string" calcext:value-type="string">
            <text:p>NO</text:p>
          </table:table-cell>
          <table:table-cell table:style-name="ce4" office:value-type="float" office:value="0.0000000000008" calcext:value-type="float">
            <text:p>8.00E-013</text:p>
          </table:table-cell>
          <table:table-cell table:style-name="Default" office:value-type="string" calcext:value-type="string">
            <text:p>NO</text:p>
          </table:table-cell>
          <table:table-cell table:style-name="ce4" office:value-type="float" office:value="0.000000000004" calcext:value-type="float">
            <text:p>4.00E-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04" calcext:value-type="float">
            <text:p>4.00E-011</text:p>
          </table:table-cell>
          <table:table-cell office:value-type="float" office:value="0.00000000002" calcext:value-type="float">
            <text:p>2.00E-01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lomerella_graminicola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office:value-type="float" office:value="5E-015" calcext:value-type="float">
            <text:p>5.00E-015</text:p>
          </table:table-cell>
          <table:table-cell office:value-type="float" office:value="0.0000000001" calcext:value-type="float">
            <text:p>1.00E-01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E-020" calcext:value-type="float">
            <text:p>1.00E-020</text:p>
          </table:table-cell>
          <table:table-cell office:value-type="float" office:value="0.00000000002" calcext:value-type="float">
            <text:p>2.00E-011</text:p>
          </table:table-cell>
          <table:table-cell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7E-018" calcext:value-type="float">
            <text:p>7.00E-018</text:p>
          </table:table-cell>
          <table:table-cell office:value-type="string" calcext:value-type="string">
            <text:p>NO</text:p>
          </table:table-cell>
          <table:table-cell office:value-type="float" office:value="2E-015" calcext:value-type="float">
            <text:p>2.00E-015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0.00000000002" calcext:value-type="float">
            <text:p>2.00E-011</text:p>
          </table:table-cell>
          <table:table-cell office:value-type="float" office:value="0.00000000003" calcext:value-type="float">
            <text:p>3.00E-011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000005" calcext:value-type="float">
            <text:p>5.00E-01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eptosphaeria_maculans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0.00000000001" calcext:value-type="float">
            <text:p>1.00E-011</text:p>
          </table:table-cell>
          <table:table-cell table:style-name="ce4" office:value-type="float" office:value="0.0000000000003" calcext:value-type="float">
            <text:p>3.00E-013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.00000000007" calcext:value-type="float">
            <text:p>7.00E-011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E-020" calcext:value-type="float">
            <text:p>1.00E-020</text:p>
          </table:table-cell>
          <table:table-cell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office:value-type="float" office:value="0.00000000002" calcext:value-type="float">
            <text:p>2.00E-011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0.0000000000009" calcext:value-type="float">
            <text:p>9.00E-013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E-015" calcext:value-type="float">
            <text:p>2.00E-015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0.0000000000004" calcext:value-type="float">
            <text:p>4.00E-013</text:p>
          </table:table-cell>
          <table:table-cell office:value-type="float" office:value="3E-016" calcext:value-type="float">
            <text:p>3.00E-016</text:p>
          </table:table-cell>
          <table:table-cell table:style-name="ce4" office:value-type="float" office:value="1E-016" calcext:value-type="float">
            <text:p>1.00E-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05" calcext:value-type="float">
            <text:p>5.00E-011</text:p>
          </table:table-cell>
          <table:table-cell office:value-type="float" office:value="0.00000000004" calcext:value-type="float">
            <text:p>4.00E-01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gnaporthe_oryzae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0.000000000006" calcext:value-type="float">
            <text:p>6.00E-012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01" calcext:value-type="float">
            <text:p>1.00E-011</text:p>
          </table:table-cell>
          <table:table-cell table:style-name="ce4" office:value-type="float" office:value="0.00000000005" calcext:value-type="float">
            <text:p>5.00E-011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.00000000000004" calcext:value-type="float">
            <text:p>4.00E-014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0.00000000006" calcext:value-type="float">
            <text:p>6.00E-011</text:p>
          </table:table-cell>
          <table:table-cell office:value-type="string" calcext:value-type="string">
            <text:p>NO</text:p>
          </table:table-cell>
          <table:table-cell office:value-type="float" office:value="0.00000000008" calcext:value-type="float">
            <text:p>8.00E-011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0.000000000008" calcext:value-type="float">
            <text:p>8.00E-012</text:p>
          </table:table-cell>
          <table:table-cell office:value-type="string" calcext:value-type="string">
            <text:p>NO</text:p>
          </table:table-cell>
          <table:table-cell office:value-type="float" office:value="0.00000000000001" calcext:value-type="float">
            <text:p>1.00E-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001" calcext:value-type="float">
            <text:p>1.00E-012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2E-015" calcext:value-type="float">
            <text:p>2.00E-015</text:p>
          </table:table-cell>
          <table:table-cell office:value-type="float" office:value="0.00000000008" calcext:value-type="float">
            <text:p>8.00E-01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0.00000000007" calcext:value-type="float">
            <text:p>7.00E-01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gnaporthe_poae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0.00000000003" calcext:value-type="float">
            <text:p>3.00E-011</text:p>
          </table:table-cell>
          <table:table-cell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.0000000000006" calcext:value-type="float">
            <text:p>6.00E-013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office:value-type="float" office:value="0.00000000005" calcext:value-type="float">
            <text:p>5.00E-011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0.00000000002" calcext:value-type="float">
            <text:p>2.00E-011</text:p>
          </table:table-cell>
          <table:table-cell office:value-type="string" calcext:value-type="string">
            <text:p>NO</text:p>
          </table:table-cell>
          <table:table-cell office:value-type="float" office:value="0.000000000007" calcext:value-type="float">
            <text:p>7.00E-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006" calcext:value-type="float">
            <text:p>6.00E-012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0000006" calcext:value-type="float">
            <text:p>6.00E-01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elampsora_laricipopulina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0.00000000000004" calcext:value-type="float">
            <text:p>4.00E-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04" calcext:value-type="float">
            <text:p>4.00E-011</text:p>
          </table:table-cell>
          <table:table-cell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.00000000005" calcext:value-type="float">
            <text:p>5.00E-011</text:p>
          </table:table-cell>
          <table:table-cell office:value-type="string" calcext:value-type="string">
            <text:p>NO</text:p>
          </table:table-cell>
          <table:table-cell table:style-name="ce4" office:value-type="float" office:value="0.00000000000001" calcext:value-type="float">
            <text:p>1.00E-014</text:p>
          </table:table-cell>
          <table:table-cell office:value-type="string" calcext:value-type="string">
            <text:p>NO</text:p>
          </table:table-cell>
          <table:table-cell office:value-type="float" office:value="0.00000000009" calcext:value-type="float">
            <text:p>9.00E-011</text:p>
          </table:table-cell>
          <table:table-cell office:value-type="float" office:value="0.000000000001" calcext:value-type="float">
            <text:p>1.00E-012</text:p>
          </table:table-cell>
          <table:table-cell office:value-type="string" calcext:value-type="string">
            <text:p>NO</text:p>
          </table:table-cell>
          <table:table-cell office:value-type="float" office:value="0.000000000008" calcext:value-type="float">
            <text:p>8.00E-012</text:p>
          </table:table-cell>
          <table:table-cell office:value-type="string" calcext:value-type="string">
            <text:p>NO</text:p>
          </table:table-cell>
          <table:table-cell table:style-name="ce4" office:value-type="float" office:value="0.00000000000005" calcext:value-type="float">
            <text:p>5.00E-014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table:style-name="ce4" office:value-type="float" office:value="0.0000000000009" calcext:value-type="float">
            <text:p>9.00E-013</text:p>
          </table:table-cell>
          <table:table-cell office:value-type="string" calcext:value-type="string">
            <text:p>NO</text:p>
          </table:table-cell>
          <table:table-cell office:value-type="float" office:value="0.00000000000003" calcext:value-type="float">
            <text:p>3.00E-014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0.000000000003" calcext:value-type="float">
            <text:p>3.00E-012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000006" calcext:value-type="float">
            <text:p>6.00E-01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crobotryum_violaceum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0.00000000002" calcext:value-type="float">
            <text:p>2.00E-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09" calcext:value-type="float">
            <text:p>9.00E-011</text:p>
          </table:table-cell>
          <table:table-cell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.00000000006" calcext:value-type="float">
            <text:p>6.00E-011</text:p>
          </table:table-cell>
          <table:table-cell table:style-name="ce4" office:value-type="float" office:value="0.0000000001" calcext:value-type="float">
            <text:p>1.00E-010</text:p>
          </table:table-cell>
          <table:table-cell table:style-name="ce4" office:value-type="float" office:value="0.00000000008" calcext:value-type="float">
            <text:p>8.00E-011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office:value-type="float" office:value="0.000000000003" calcext:value-type="float">
            <text:p>3.00E-012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3E-015" calcext:value-type="float">
            <text:p>3.00E-015</text:p>
          </table:table-cell>
          <table:table-cell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style-name="ce4" office:value-type="float" office:value="4E-017" calcext:value-type="float">
            <text:p>4.00E-017</text:p>
          </table:table-cell>
          <table:table-cell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07" calcext:value-type="float">
            <text:p>7.00E-011</text:p>
          </table:table-cell>
          <table:table-cell office:value-type="float" office:value="0.0000000001" calcext:value-type="float">
            <text:p>1.00E-010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eosartorya_fischeri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0.000000000009" calcext:value-type="float">
            <text:p>9.00E-012</text:p>
          </table:table-cell>
          <table:table-cell office:value-type="string" calcext:value-type="string">
            <text:p>NO</text:p>
          </table:table-cell>
          <table:table-cell office:value-type="float" office:value="0.0000000000008" calcext:value-type="float">
            <text:p>8.00E-013</text:p>
          </table:table-cell>
          <table:table-cell office:value-type="float" office:value="0.0000000001" calcext:value-type="float">
            <text:p>1.00E-01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E-020" calcext:value-type="float">
            <text:p>1.00E-020</text:p>
          </table:table-cell>
          <table:table-cell office:value-type="float" office:value="0.000000000003" calcext:value-type="float">
            <text:p>3.00E-012</text:p>
          </table:table-cell>
          <table:table-cell table:style-name="ce4" office:value-type="float" office:value="0.000000000005" calcext:value-type="float">
            <text:p>5.00E-012</text:p>
          </table:table-cell>
          <table:table-cell office:value-type="float" office:value="0.00000000001" calcext:value-type="float">
            <text:p>1.00E-011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2E-020" calcext:value-type="float">
            <text:p>2.00E-02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E-015" calcext:value-type="float">
            <text:p>6.00E-015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0009" calcext:value-type="float">
            <text:p>9.00E-013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03" calcext:value-type="float">
            <text:p>3.00E-011</text:p>
          </table:table-cell>
          <table:table-cell office:value-type="float" office:value="0.0000000001" calcext:value-type="float">
            <text:p>1.00E-010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eurospora_crassa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0.00000000000001" calcext:value-type="float">
            <text:p>1.00E-014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office:value-type="float" office:value="0.000000000004" calcext:value-type="float">
            <text:p>4.00E-012</text:p>
          </table:table-cell>
          <table:table-cell office:value-type="float" office:value="0.000000000003" calcext:value-type="float">
            <text:p>3.00E-012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0000009" calcext:value-type="float">
            <text:p>9.00E-012</text:p>
          </table:table-cell>
          <table:table-cell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1E-018" calcext:value-type="float">
            <text:p>1.00E-018</text:p>
          </table:table-cell>
          <table:table-cell office:value-type="string" calcext:value-type="string">
            <text:p>NO</text:p>
          </table:table-cell>
          <table:table-cell office:value-type="float" office:value="2E-019" calcext:value-type="float">
            <text:p>2.00E-019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style-name="ce4" office:value-type="float" office:value="0.000000000003" calcext:value-type="float">
            <text:p>3.00E-012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08" calcext:value-type="float">
            <text:p>8.00E-011</text:p>
          </table:table-cell>
          <table:table-cell office:value-type="float" office:value="0.00000000002" calcext:value-type="float">
            <text:p>2.00E-01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haeosphaeria_nodorum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0.00000000000001" calcext:value-type="float">
            <text:p>1.00E-014</text:p>
          </table:table-cell>
          <table:table-cell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.0000000000004" calcext:value-type="float">
            <text:p>4.00E-013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0000003" calcext:value-type="float">
            <text:p>3.00E-012</text:p>
          </table:table-cell>
          <table:table-cell office:value-type="string" calcext:value-type="string">
            <text:p>NO</text:p>
          </table:table-cell>
          <table:table-cell office:value-type="float" office:value="0.00000000005" calcext:value-type="float">
            <text:p>5.00E-011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2E-016" calcext:value-type="float">
            <text:p>2.00E-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01" calcext:value-type="float">
            <text:p>1.00E-011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0.000000000009" calcext:value-type="float">
            <text:p>9.00E-012</text:p>
          </table:table-cell>
          <table:table-cell office:value-type="float" office:value="1E-017" calcext:value-type="float">
            <text:p>1.00E-017</text:p>
          </table:table-cell>
          <table:table-cell table:style-name="ce4" office:value-type="float" office:value="0.00000000002" calcext:value-type="float">
            <text:p>2.00E-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06" calcext:value-type="float">
            <text:p>6.00E-011</text:p>
          </table:table-cell>
          <table:table-cell office:value-type="float" office:value="0.00000000004" calcext:value-type="float">
            <text:p>4.00E-01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uccinia_graminis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office:value-type="float" office:value="3E-016" calcext:value-type="float">
            <text:p>3.00E-016</text:p>
          </table:table-cell>
          <table:table-cell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table:style-name="ce4" office:value-type="float" office:value="0.00000000003" calcext:value-type="float">
            <text:p>3.00E-011</text:p>
          </table:table-cell>
          <table:table-cell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000005" calcext:value-type="float">
            <text:p>5.00E-011</text:p>
          </table:table-cell>
          <table:table-cell office:value-type="string" calcext:value-type="string">
            <text:p>NO</text:p>
          </table:table-cell>
          <table:table-cell office:value-type="float" office:value="0.00000000006" calcext:value-type="float">
            <text:p>6.00E-011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.00000000002" calcext:value-type="float">
            <text:p>2.00E-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E-016" calcext:value-type="float">
            <text:p>3.00E-016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6E-015" calcext:value-type="float">
            <text:p>6.00E-015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09" calcext:value-type="float">
            <text:p>9.00E-011</text:p>
          </table:table-cell>
          <table:table-cell office:value-type="float" office:value="0.00000000003" calcext:value-type="float">
            <text:p>3.00E-01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uccinia_triticina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0.00000000009" calcext:value-type="float">
            <text:p>9.00E-011</text:p>
          </table:table-cell>
          <table:table-cell office:value-type="string" calcext:value-type="string">
            <text:p>NO</text:p>
          </table:table-cell>
          <table:table-cell office:value-type="float" office:value="6E-015" calcext:value-type="float">
            <text:p>6.00E-015</text:p>
          </table:table-cell>
          <table:table-cell office:value-type="float" office:value="0.000000000004" calcext:value-type="float">
            <text:p>4.00E-012</text:p>
          </table:table-cell>
          <table:table-cell office:value-type="string" calcext:value-type="string">
            <text:p>NO</text:p>
          </table:table-cell>
          <table:table-cell table:style-name="ce4" office:value-type="float" office:value="0.00000000009" calcext:value-type="float">
            <text:p>9.00E-011</text:p>
          </table:table-cell>
          <table:table-cell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0000001" calcext:value-type="float">
            <text:p>1.00E-012</text:p>
          </table:table-cell>
          <table:table-cell office:value-type="string" calcext:value-type="string">
            <text:p>NO</text:p>
          </table:table-cell>
          <table:table-cell office:value-type="float" office:value="0.00000000006" calcext:value-type="float">
            <text:p>6.00E-011</text:p>
          </table:table-cell>
          <table:table-cell office:value-type="string" calcext:value-type="string">
            <text:p>NO</text:p>
          </table:table-cell>
          <table:table-cell table:style-name="ce4" office:value-type="float" office:value="5E-016" calcext:value-type="float">
            <text:p>5.00E-016</text:p>
          </table:table-cell>
          <table:table-cell table:number-columns-repeated="3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4" office:value-type="float" office:value="0.0000000000007" calcext:value-type="float">
            <text:p>7.00E-013</text:p>
          </table:table-cell>
          <table:table-cell office:value-type="string" calcext:value-type="string">
            <text:p>NO</text:p>
          </table:table-cell>
          <table:table-cell office:value-type="float" office:value="0.00000000000001" calcext:value-type="float">
            <text:p>1.00E-014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02" calcext:value-type="float">
            <text:p>2.00E-011</text:p>
          </table:table-cell>
          <table:table-cell office:value-type="float" office:value="0.000000000002" calcext:value-type="float">
            <text:p>2.00E-01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yrenophora_teres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0.000000000003" calcext:value-type="float">
            <text:p>3.00E-012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02" calcext:value-type="float">
            <text:p>2.00E-011</text:p>
          </table:table-cell>
          <table:table-cell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01" calcext:value-type="float">
            <text:p>1.00E-011</text:p>
          </table:table-cell>
          <table:table-cell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office:value-type="float" office:value="0.000000000003" calcext:value-type="float">
            <text:p>3.00E-012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2E-016" calcext:value-type="float">
            <text:p>2.00E-016</text:p>
          </table:table-cell>
          <table:table-cell table:style-name="ce4" office:value-type="float" office:value="0.000000000005" calcext:value-type="float">
            <text:p>5.00E-012</text:p>
          </table:table-cell>
          <table:table-cell office:value-type="string" calcext:value-type="string">
            <text:p>NO</text:p>
          </table:table-cell>
          <table:table-cell office:value-type="float" office:value="7E-019" calcext:value-type="float">
            <text:p>7.00E-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01" calcext:value-type="float">
            <text:p>1.00E-011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3E-015" calcext:value-type="float">
            <text:p>3.00E-015</text:p>
          </table:table-cell>
          <table:table-cell table:style-name="ce4" office:value-type="float" office:value="1E-016" calcext:value-type="float">
            <text:p>1.00E-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000003" calcext:value-type="float">
            <text:p>3.00E-01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yrenophora_triticirepentis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0.000000000002" calcext:value-type="float">
            <text:p>2.00E-012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02" calcext:value-type="float">
            <text:p>2.00E-011</text:p>
          </table:table-cell>
          <table:table-cell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office:value-type="float" office:value="0.00000000007" calcext:value-type="float">
            <text:p>7.00E-011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0.000000000006" calcext:value-type="float">
            <text:p>6.00E-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E-019" calcext:value-type="float">
            <text:p>3.00E-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01" calcext:value-type="float">
            <text:p>1.00E-011</text:p>
          </table:table-cell>
          <table:table-cell table:number-columns-repeated="3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style-name="ce4" office:value-type="float" office:value="1E-016" calcext:value-type="float">
            <text:p>1.00E-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01" calcext:value-type="float">
            <text:p>1.00E-011</text:p>
          </table:table-cell>
          <table:table-cell office:value-type="float" office:value="0.00000000009" calcext:value-type="float">
            <text:p>9.00E-01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ccharomyces_cerevisiae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office:value-type="float" office:value="0.00000000001" calcext:value-type="float">
            <text:p>1.00E-011</text:p>
          </table:table-cell>
          <table:table-cell office:value-type="float" office:value="0.00000000007" calcext:value-type="float">
            <text:p>7.00E-011</text:p>
          </table:table-cell>
          <table:table-cell table:style-name="ce4" office:value-type="float" office:value="0.00000000002" calcext:value-type="float">
            <text:p>2.00E-011</text:p>
          </table:table-cell>
          <table:table-cell table:style-name="ce4" office:value-type="float" office:value="8E-016" calcext:value-type="float">
            <text:p>8.00E-016</text:p>
          </table:table-cell>
          <table:table-cell office:value-type="string" calcext:value-type="string">
            <text:p>NO</text:p>
          </table:table-cell>
          <table:table-cell office:value-type="float" office:value="0.00000000006" calcext:value-type="float">
            <text:p>6.00E-011</text:p>
          </table:table-cell>
          <table:table-cell office:value-type="float" office:value="0.000000000008" calcext:value-type="float">
            <text:p>8.00E-012</text:p>
          </table:table-cell>
          <table:table-cell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4" office:value-type="float" office:value="0.000000000006" calcext:value-type="float">
            <text:p>6.00E-012</text:p>
          </table:table-cell>
          <table:table-cell table:number-columns-repeated="3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000001" calcext:value-type="float">
            <text:p>1.00E-01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chizosaccharomyces_cryophilus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0.00000000005" calcext:value-type="float">
            <text:p>5.00E-011</text:p>
          </table:table-cell>
          <table:table-cell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2E-015" calcext:value-type="float">
            <text:p>2.00E-015</text:p>
          </table:table-cell>
          <table:table-cell table:style-name="ce4" office:value-type="float" office:value="0.000000000003" calcext:value-type="float">
            <text:p>3.00E-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E-020" calcext:value-type="float">
            <text:p>1.00E-020</text:p>
          </table:table-cell>
          <table:table-cell office:value-type="float" office:value="0.00000000007" calcext:value-type="float">
            <text:p>7.00E-011</text:p>
          </table:table-cell>
          <table:table-cell office:value-type="string" calcext:value-type="string">
            <text:p>NO</text:p>
          </table:table-cell>
          <table:table-cell office:value-type="float" office:value="0.000000000002" calcext:value-type="float">
            <text:p>2.00E-012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1E-019" calcext:value-type="float">
            <text:p>1.00E-019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0005" calcext:value-type="float">
            <text:p>5.00E-013</text:p>
          </table:table-cell>
          <table:table-cell table:style-name="ce4" office:value-type="float" office:value="2E-016" calcext:value-type="float">
            <text:p>2.00E-016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000002" calcext:value-type="float">
            <text:p>2.00E-01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chizosaccharomyces_japonicus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0.00000000003" calcext:value-type="float">
            <text:p>3.00E-011</text:p>
          </table:table-cell>
          <table:table-cell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3E-015" calcext:value-type="float">
            <text:p>3.00E-015</text:p>
          </table:table-cell>
          <table:table-cell table:style-name="ce4" office:value-type="float" office:value="0.000000000002" calcext:value-type="float">
            <text:p>2.00E-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E-020" calcext:value-type="float">
            <text:p>1.00E-020</text:p>
          </table:table-cell>
          <table:table-cell office:value-type="float" office:value="0.0000000000008" calcext:value-type="float">
            <text:p>8.00E-013</text:p>
          </table:table-cell>
          <table:table-cell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2E-017" calcext:value-type="float">
            <text:p>2.00E-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E-020" calcext:value-type="float">
            <text:p>2.00E-02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06" calcext:value-type="float">
            <text:p>6.00E-011</text:p>
          </table:table-cell>
          <table:table-cell table:style-name="ce4" office:value-type="float" office:value="1E-020" calcext:value-type="float">
            <text:p>1.00E-020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0000008" calcext:value-type="float">
            <text:p>8.00E-01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chizosaccharomyces_octosporus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2E-015" calcext:value-type="float">
            <text:p>2.00E-015</text:p>
          </table:table-cell>
          <table:table-cell table:style-name="ce4" office:value-type="float" office:value="0.0000000001" calcext:value-type="float">
            <text:p>1.00E-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E-020" calcext:value-type="float">
            <text:p>1.00E-020</text:p>
          </table:table-cell>
          <table:table-cell office:value-type="float" office:value="0.000000000007" calcext:value-type="float">
            <text:p>7.00E-012</text:p>
          </table:table-cell>
          <table:table-cell office:value-type="string" calcext:value-type="string">
            <text:p>NO</text:p>
          </table:table-cell>
          <table:table-cell office:value-type="float" office:value="0.00000000008" calcext:value-type="float">
            <text:p>8.00E-011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6E-019" calcext:value-type="float">
            <text:p>6.00E-019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0002" calcext:value-type="float">
            <text:p>2.00E-013</text:p>
          </table:table-cell>
          <table:table-cell table:style-name="ce4" office:value-type="float" office:value="1E-016" calcext:value-type="float">
            <text:p>1.00E-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E-016" calcext:value-type="float">
            <text:p>9.00E-016</text:p>
          </table:table-cell>
          <table:table-cell table:style-name="ce4" office:value-type="float" office:value="7E-020" calcext:value-type="float">
            <text:p>7.00E-02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03" calcext:value-type="float">
            <text:p>3.00E-011</text:p>
          </table:table-cell>
          <table:table-cell office:value-type="float" office:value="4E-016" calcext:value-type="float">
            <text:p>4.00E-016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chizosaccharomyces_pombe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3E-020" calcext:value-type="float">
            <text:p>3.00E-02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09" calcext:value-type="float">
            <text:p>9.00E-011</text:p>
          </table:table-cell>
          <table:table-cell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.000000000002" calcext:value-type="float">
            <text:p>2.00E-012</text:p>
          </table:table-cell>
          <table:table-cell table:style-name="ce4" office:value-type="float" office:value="0.0000000001" calcext:value-type="float">
            <text:p>1.00E-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E-020" calcext:value-type="float">
            <text:p>1.00E-020</text:p>
          </table:table-cell>
          <table:table-cell office:value-type="float" office:value="0.000000000003" calcext:value-type="float">
            <text:p>3.00E-012</text:p>
          </table:table-cell>
          <table:table-cell office:value-type="string" calcext:value-type="string">
            <text:p>NO</text:p>
          </table:table-cell>
          <table:table-cell office:value-type="float" office:value="0.0000000000009" calcext:value-type="float">
            <text:p>9.00E-013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6E-018" calcext:value-type="float">
            <text:p>6.00E-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E-019" calcext:value-type="float">
            <text:p>7.00E-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004" calcext:value-type="float">
            <text:p>4.00E-012</text:p>
          </table:table-cell>
          <table:table-cell table:style-name="ce4" office:value-type="float" office:value="1E-017" calcext:value-type="float">
            <text:p>1.00E-017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07" calcext:value-type="float">
            <text:p>7.00E-011</text:p>
          </table:table-cell>
          <table:table-cell office:value-type="float" office:value="0.00000000001" calcext:value-type="float">
            <text:p>1.00E-011</text:p>
          </table:table-cell>
          <table:table-cell office:value-type="string" calcext:value-type="string">
            <text:p>NO</text:p>
          </table:table-cell>
          <table:table-cell table:style-name="ce4" office:value-type="float" office:value="0.00000000005" calcext:value-type="float">
            <text:p>5.00E-011</text:p>
          </table:table-cell>
        </table:table-row>
        <table:table-row table:style-name="ro1">
          <table:table-cell office:value-type="string" calcext:value-type="string">
            <text:p>Sclerotinia_sclerotiorum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8E-017" calcext:value-type="float">
            <text:p>8.00E-017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08" calcext:value-type="float">
            <text:p>8.00E-011</text:p>
          </table:table-cell>
          <table:table-cell office:value-type="string" calcext:value-type="string">
            <text:p>NO</text:p>
          </table:table-cell>
          <table:table-cell office:value-type="float" office:value="0.000000000001" calcext:value-type="float">
            <text:p>1.00E-012</text:p>
          </table:table-cell>
          <table:table-cell office:value-type="float" office:value="0.00000000007" calcext:value-type="float">
            <text:p>7.00E-011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000004" calcext:value-type="float">
            <text:p>4.00E-011</text:p>
          </table:table-cell>
          <table:table-cell office:value-type="string" calcext:value-type="string">
            <text:p>NO</text:p>
          </table:table-cell>
          <table:table-cell office:value-type="float" office:value="0.000000000003" calcext:value-type="float">
            <text:p>3.00E-012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2E-019" calcext:value-type="float">
            <text:p>2.00E-019</text:p>
          </table:table-cell>
          <table:table-cell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style-name="ce4" office:value-type="float" office:value="0.0000000000004" calcext:value-type="float">
            <text:p>4.00E-013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style-name="ce4" office:value-type="float" office:value="0.000000000001" calcext:value-type="float">
            <text:p>1.00E-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05" calcext:value-type="float">
            <text:p>5.00E-011</text:p>
          </table:table-cell>
          <table:table-cell office:value-type="float" office:value="0.0000000001" calcext:value-type="float">
            <text:p>1.00E-010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porisorium_reilianum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2E-017" calcext:value-type="float">
            <text:p>2.00E-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02" calcext:value-type="float">
            <text:p>2.00E-011</text:p>
          </table:table-cell>
          <table:table-cell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table:style-name="ce4" office:value-type="float" office:value="0.000000000002" calcext:value-type="float">
            <text:p>2.00E-012</text:p>
          </table:table-cell>
          <table:table-cell office:value-type="string" calcext:value-type="string">
            <text:p>NO</text:p>
          </table:table-cell>
          <table:table-cell office:value-type="float" office:value="1E-020" calcext:value-type="float">
            <text:p>1.00E-020</text:p>
          </table:table-cell>
          <table:table-cell office:value-type="float" office:value="0.00000000003" calcext:value-type="float">
            <text:p>3.00E-011</text:p>
          </table:table-cell>
          <table:table-cell office:value-type="string" calcext:value-type="string">
            <text:p>NO</text:p>
          </table:table-cell>
          <table:table-cell office:value-type="float" office:value="0.00000000008" calcext:value-type="float">
            <text:p>8.00E-011</text:p>
          </table:table-cell>
          <table:table-cell office:value-type="string" calcext:value-type="string">
            <text:p>NO</text:p>
          </table:table-cell>
          <table:table-cell table:style-name="ce4" office:value-type="float" office:value="0.000000000009" calcext:value-type="float">
            <text:p>9.00E-012</text:p>
          </table:table-cell>
          <table:table-cell table:number-columns-repeated="3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E-018" calcext:value-type="float">
            <text:p>6.00E-018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9E-017" calcext:value-type="float">
            <text:p>9.00E-017</text:p>
          </table:table-cell>
          <table:table-cell table:style-name="ce4" office:value-type="float" office:value="8E-018" calcext:value-type="float">
            <text:p>8.00E-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05" calcext:value-type="float">
            <text:p>5.00E-011</text:p>
          </table:table-cell>
          <table:table-cell office:value-type="float" office:value="0.00000000003" calcext:value-type="float">
            <text:p>3.00E-01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richoderma_reesei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0.000000000002" calcext:value-type="float">
            <text:p>2.00E-012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office:value-type="float" office:value="0.00000000008" calcext:value-type="float">
            <text:p>8.00E-011</text:p>
          </table:table-cell>
          <table:table-cell office:value-type="float" office:value="0.000000000001" calcext:value-type="float">
            <text:p>1.00E-012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000006" calcext:value-type="float">
            <text:p>6.00E-011</text:p>
          </table:table-cell>
          <table:table-cell table:style-name="ce4" office:value-type="float" office:value="0.00000000003" calcext:value-type="float">
            <text:p>3.00E-011</text:p>
          </table:table-cell>
          <table:table-cell office:value-type="float" office:value="5E-016" calcext:value-type="float">
            <text:p>5.00E-016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5E-016" calcext:value-type="float">
            <text:p>5.00E-016</text:p>
          </table:table-cell>
          <table:table-cell office:value-type="string" calcext:value-type="string">
            <text:p>NO</text:p>
          </table:table-cell>
          <table:table-cell office:value-type="float" office:value="0.00000000000005" calcext:value-type="float">
            <text:p>5.00E-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01" calcext:value-type="float">
            <text:p>1.00E-011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0.000000000002" calcext:value-type="float">
            <text:p>2.00E-012</text:p>
          </table:table-cell>
          <table:table-cell table:style-name="Default" office:value-type="string" calcext:value-type="string">
            <text:p>NO</text:p>
          </table:table-cell>
          <table:table-cell table:style-name="ce4" office:value-type="float" office:value="0.00000000002" calcext:value-type="float">
            <text:p>2.00E-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000003" calcext:value-type="float">
            <text:p>3.00E-01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richoderma_virens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0.000000000003" calcext:value-type="float">
            <text:p>3.00E-012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office:value-type="float" office:value="0.00000000001" calcext:value-type="float">
            <text:p>1.00E-011</text:p>
          </table:table-cell>
          <table:table-cell office:value-type="float" office:value="0.00000000002" calcext:value-type="float">
            <text:p>2.00E-011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E-020" calcext:value-type="float">
            <text:p>1.00E-020</text:p>
          </table:table-cell>
          <table:table-cell office:value-type="float" office:value="0.000000000007" calcext:value-type="float">
            <text:p>7.00E-012</text:p>
          </table:table-cell>
          <table:table-cell table:style-name="ce4" office:value-type="float" office:value="0.000000000007" calcext:value-type="float">
            <text:p>7.00E-012</text:p>
          </table:table-cell>
          <table:table-cell office:value-type="float" office:value="0.0000000000003" calcext:value-type="float">
            <text:p>3.00E-013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6E-017" calcext:value-type="float">
            <text:p>6.00E-017</text:p>
          </table:table-cell>
          <table:table-cell office:value-type="string" calcext:value-type="string">
            <text:p>NO</text:p>
          </table:table-cell>
          <table:table-cell office:value-type="float" office:value="0.0000000000001" calcext:value-type="float">
            <text:p>1.00E-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0.000000000002" calcext:value-type="float">
            <text:p>2.00E-012</text:p>
          </table:table-cell>
          <table:table-cell office:value-type="float" office:value="0.00000000001" calcext:value-type="float">
            <text:p>1.00E-011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000004" calcext:value-type="float">
            <text:p>4.00E-01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uber_melanosporum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0.00000000000001" calcext:value-type="float">
            <text:p>1.00E-014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table:style-name="ce4" office:value-type="float" office:value="1E-017" calcext:value-type="float">
            <text:p>1.00E-017</text:p>
          </table:table-cell>
          <table:table-cell office:value-type="float" office:value="0.00000000002" calcext:value-type="float">
            <text:p>2.00E-011</text:p>
          </table:table-cell>
          <table:table-cell office:value-type="float" office:value="0.0000000000004" calcext:value-type="float">
            <text:p>4.00E-013</text:p>
          </table:table-cell>
          <table:table-cell table:style-name="ce4" office:value-type="float" office:value="0.00000000002" calcext:value-type="float">
            <text:p>2.00E-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000003" calcext:value-type="float">
            <text:p>3.00E-011</text:p>
          </table:table-cell>
          <table:table-cell office:value-type="string" calcext:value-type="string">
            <text:p>NO</text:p>
          </table:table-cell>
          <table:table-cell office:value-type="float" office:value="0.00000000002" calcext:value-type="float">
            <text:p>2.00E-011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1E-020" calcext:value-type="float">
            <text:p>1.00E-02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E-016" calcext:value-type="float">
            <text:p>8.00E-016</text:p>
          </table:table-cell>
          <table:table-cell table:style-name="ce4" office:value-type="float" office:value="8E-015" calcext:value-type="float">
            <text:p>8.00E-015</text:p>
          </table:table-cell>
          <table:table-cell office:value-type="string" calcext:value-type="string">
            <text:p>NO</text:p>
          </table:table-cell>
          <table:table-cell table:style-name="ce4" office:value-type="float" office:value="1E-020" calcext:value-type="float">
            <text:p>1.00E-020</text:p>
          </table:table-cell>
          <table:table-cell table:style-name="Default" office:value-type="string" calcext:value-type="string">
            <text:p>NO</text:p>
          </table:table-cell>
          <table:table-cell table:style-name="ce4" office:value-type="float" office:value="0.00000000003" calcext:value-type="float">
            <text:p>3.00E-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09" calcext:value-type="float">
            <text:p>9.00E-011</text:p>
          </table:table-cell>
          <table:table-cell office:value-type="float" office:value="0.00000000005" calcext:value-type="float">
            <text:p>5.00E-01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Ustilago_maydis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5E-017" calcext:value-type="float">
            <text:p>5.00E-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04" calcext:value-type="float">
            <text:p>4.00E-011</text:p>
          </table:table-cell>
          <table:table-cell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.00000000006" calcext:value-type="float">
            <text:p>6.00E-011</text:p>
          </table:table-cell>
          <table:table-cell office:value-type="string" calcext:value-type="string">
            <text:p>NO</text:p>
          </table:table-cell>
          <table:table-cell table:style-name="ce4" office:value-type="float" office:value="0.00000000002" calcext:value-type="float">
            <text:p>2.00E-011</text:p>
          </table:table-cell>
          <table:table-cell office:value-type="string" calcext:value-type="string">
            <text:p>NO</text:p>
          </table:table-cell>
          <table:table-cell office:value-type="float" office:value="0.00000000006" calcext:value-type="float">
            <text:p>6.00E-011</text:p>
          </table:table-cell>
          <table:table-cell office:value-type="float" office:value="0.00000000005" calcext:value-type="float">
            <text:p>5.00E-011</text:p>
          </table:table-cell>
          <table:table-cell office:value-type="string" calcext:value-type="string">
            <text:p>NO</text:p>
          </table:table-cell>
          <table:table-cell office:value-type="float" office:value="0.00000000005" calcext:value-type="float">
            <text:p>5.00E-011</text:p>
          </table:table-cell>
          <table:table-cell office:value-type="string" calcext:value-type="string">
            <text:p>NO</text:p>
          </table:table-cell>
          <table:table-cell table:style-name="ce4" office:value-type="float" office:value="0.00000000004" calcext:value-type="float">
            <text:p>4.00E-011</text:p>
          </table:table-cell>
          <table:table-cell table:number-columns-repeated="3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E-018" calcext:value-type="float">
            <text:p>3.00E-018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2E-018" calcext:value-type="float">
            <text:p>2.00E-018</text:p>
          </table:table-cell>
          <table:table-cell table:style-name="ce4" office:value-type="float" office:value="8E-020" calcext:value-type="float">
            <text:p>8.00E-02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000006" calcext:value-type="float">
            <text:p>6.00E-01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Verticillium_dahliae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0.000000000002" calcext:value-type="float">
            <text:p>2.00E-012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office:value-type="float" office:value="0.00000000000005" calcext:value-type="float">
            <text:p>5.00E-014</text:p>
          </table:table-cell>
          <table:table-cell office:value-type="float" office:value="0.0000000001" calcext:value-type="float">
            <text:p>1.00E-01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office:value-type="float" office:value="0.00000000004" calcext:value-type="float">
            <text:p>4.00E-011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1E-015" calcext:value-type="float">
            <text:p>1.00E-015</text:p>
          </table:table-cell>
          <table:table-cell office:value-type="string" calcext:value-type="string">
            <text:p>NO</text:p>
          </table:table-cell>
          <table:table-cell office:value-type="float" office:value="6E-019" calcext:value-type="float">
            <text:p>6.00E-019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style-name="ce4" office:value-type="float" office:value="0.00000000008" calcext:value-type="float">
            <text:p>8.00E-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07" calcext:value-type="float">
            <text:p>7.00E-011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04" calcext:value-type="float">
            <text:p>4.00E-011</text:p>
          </table:table-cell>
          <table:table-cell office:value-type="float" office:value="0.0000000001" calcext:value-type="float">
            <text:p>1.00E-010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Yarrowia_lipolytica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0.000000000001" calcext:value-type="float">
            <text:p>1.00E-012</text:p>
          </table:table-cell>
          <table:table-cell table:style-name="ce4" office:value-type="float" office:value="1E-016" calcext:value-type="float">
            <text:p>1.00E-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office:value-type="float" office:value="0.000000000002" calcext:value-type="float">
            <text:p>2.00E-012</text:p>
          </table:table-cell>
          <table:table-cell office:value-type="float" office:value="0.000000000003" calcext:value-type="float">
            <text:p>3.00E-012</text:p>
          </table:table-cell>
          <table:table-cell table:style-name="ce4" office:value-type="float" office:value="0.00000000003" calcext:value-type="float">
            <text:p>3.00E-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E-020" calcext:value-type="float">
            <text:p>1.00E-020</text:p>
          </table:table-cell>
          <table:table-cell office:value-type="float" office:value="0.0000000000003" calcext:value-type="float">
            <text:p>3.00E-013</text:p>
          </table:table-cell>
          <table:table-cell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4" office:value-type="float" office:value="1E-020" calcext:value-type="float">
            <text:p>1.00E-020</text:p>
          </table:table-cell>
          <table:table-cell table:style-name="ce4" office:value-type="float" office:value="7E-015" calcext:value-type="float">
            <text:p>7.00E-015</text:p>
          </table:table-cell>
          <table:table-cell table:style-name="ce4" office:value-type="float" office:value="0.00000000002" calcext:value-type="float">
            <text:p>2.00E-011</text:p>
          </table:table-cell>
          <table:table-cell office:value-type="string" calcext:value-type="string">
            <text:p>NO</text:p>
          </table:table-cell>
          <table:table-cell office:value-type="float" office:value="2E-016" calcext:value-type="float">
            <text:p>2.00E-016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style-name="ce4" office:value-type="float" office:value="4E-017" calcext:value-type="float">
            <text:p>4.00E-017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style-name="ce4" office:value-type="float" office:value="0.00000000002" calcext:value-type="float">
            <text:p>2.00E-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06" calcext:value-type="float">
            <text:p>6.00E-011</text:p>
          </table:table-cell>
          <table:table-cell office:value-type="float" office:value="0.000000000004" calcext:value-type="float">
            <text:p>4.00E-01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Zymoseptoria_tritici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3E-015" calcext:value-type="float">
            <text:p>3.00E-015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office:value-type="float" office:value="0.00000000004" calcext:value-type="float">
            <text:p>4.00E-011</text:p>
          </table:table-cell>
          <table:table-cell office:value-type="float" office:value="0.000000000002" calcext:value-type="float">
            <text:p>2.00E-012</text:p>
          </table:table-cell>
          <table:table-cell table:style-name="ce4" office:value-type="float" office:value="0.000000000002" calcext:value-type="float">
            <text:p>2.00E-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07" calcext:value-type="float">
            <text:p>7.00E-011</text:p>
          </table:table-cell>
          <table:table-cell office:value-type="float" office:value="0.00000000003" calcext:value-type="float">
            <text:p>3.00E-011</text:p>
          </table:table-cell>
          <table:table-cell office:value-type="string" calcext:value-type="string">
            <text:p>NO</text:p>
          </table:table-cell>
          <table:table-cell office:value-type="float" office:value="0.00000000003" calcext:value-type="float">
            <text:p>3.00E-011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4E-017" calcext:value-type="float">
            <text:p>4.00E-017</text:p>
          </table:table-cell>
          <table:table-cell table:style-name="ce4" office:value-type="float" office:value="9E-020" calcext:value-type="float">
            <text:p>9.00E-020</text:p>
          </table:table-cell>
          <table:table-cell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style-name="ce4" office:value-type="float" office:value="0.00000000003" calcext:value-type="float">
            <text:p>3.00E-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0000002" calcext:value-type="float">
            <text:p>2.00E-012</text:p>
          </table:table-cell>
          <table:table-cell table:number-columns-repeated="2"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3T13:33:47.579264698</dc:date>
    <meta:document-statistic meta:table-count="1" meta:cell-count="1521" meta:object-count="0"/>
    <meta:generator>LibreOffice/4.2.4.2$Linux_X86_64 LibreOffice_project/420m0$Build-2</meta:generator>
  </office:meta>
</office:document-meta>
</file>